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onaco" svg:font-family="Monaco, 'DejaVu Sans Mono', 'Courier New', monospace"/>
    <style:font-face style:name="OpenSymbol" svg:font-family="OpenSymbol"/>
    <style:font-face style:name="Tahoma1" svg:font-family="Tahoma"/>
    <style:font-face style:name="helvetica" svg:font-family="helvetica, arial, freesans, clean, sans-serif"/>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fo:margin-left="0in" fo:margin-right="0in" fo:margin-top="0in" fo:margin-bottom="0in" style:contextual-spacing="false" style:line-height-at-least="0.2189in" fo:text-indent="0in" style:auto-text-indent="false" fo:background-color="transparent" fo:padding="0in" fo:border="none">
        <style:background-image/>
      </style:paragraph-properties>
    </style:style>
    <style:style style:name="P2" style:family="paragraph" style:parent-style-name="Text_20_body">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666666" style:font-name="inherit" fo:font-size="11.25pt" fo:letter-spacing="normal" fo:font-style="normal" fo:font-weight="normal"/>
    </style:style>
    <style:style style:name="P3" style:family="paragraph" style:parent-style-name="Text_20_body">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333333" style:font-name="inherit" fo:font-size="11.25pt" fo:letter-spacing="normal" fo:font-style="normal" fo:font-weight="normal"/>
    </style:style>
    <style:style style:name="P4" style:family="paragraph" style:parent-style-name="Text_20_body">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333333" fo:letter-spacing="normal"/>
    </style:style>
    <style:style style:name="P5" style:family="paragraph" style:parent-style-name="Text_20_body">
      <style:paragraph-properties fo:margin-left="0in" fo:margin-right="0in" fo:margin-top="0in" fo:margin-bottom="0in" style:contextual-spacing="false" style:line-height-at-least="0.2189in" fo:text-indent="0in" style:auto-text-indent="false" fo:padding="0in" fo:border="none"/>
    </style:style>
    <style:style style:name="P6" style:family="paragraph" style:parent-style-name="Text_20_body">
      <style:paragraph-properties fo:margin-left="0in" fo:margin-right="0in" fo:margin-top="0in" fo:margin-bottom="0in" style:contextual-spacing="false" style:line-height-at-least="0.2189in" fo:text-indent="0in" style:auto-text-indent="false" fo:padding-left="0.052in" fo:padding-right="0.052in" fo:padding-top="0.0193in" fo:padding-bottom="0.0209in" fo:border="0.06pt solid #dddddd"/>
    </style:style>
    <style:style style:name="P7" style:family="paragraph" style:parent-style-name="Text_20_body" style:list-style-name="L2">
      <style:paragraph-properties fo:margin-left="0in" fo:margin-right="0in" fo:margin-top="0in" fo:margin-bottom="0in" style:contextual-spacing="false" style:line-height-at-least="0.25in" fo:text-align="center" style:justify-single-word="false" fo:text-indent="0in" style:auto-text-indent="false" fo:padding-left="0.1043in" fo:padding-right="0.1043in" fo:padding-top="0.0193in" fo:padding-bottom="0.0193in" fo:border-left="0.74pt solid #d4d4d4" fo:border-right="0.74pt solid #d4d4d4" fo:border-top="0.74pt solid #d4d4d4" fo:border-bottom="0.74pt solid #bcbcbc"/>
    </style:style>
    <style:style style:name="P8" style:family="paragraph" style:parent-style-name="Heading_20_3">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325d72" style:font-name="inherit" fo:font-size="18pt" fo:letter-spacing="normal" fo:font-style="normal" fo:font-weight="bold"/>
    </style:style>
    <style:style style:name="P9" style:family="paragraph" style:parent-style-name="Heading_20_2">
      <style:paragraph-properties fo:margin-left="0in" fo:margin-right="0in" fo:margin-top="0.1043in" fo:margin-bottom="0.1043in" style:contextual-spacing="false" style:line-height-at-least="0.2189in" fo:text-indent="0in" style:auto-text-indent="false" fo:padding="0in" fo:border="none"/>
      <style:text-properties fo:font-variant="normal" fo:text-transform="none" fo:color="#333333" style:font-name="inherit" fo:font-size="22.5pt" fo:letter-spacing="normal" fo:font-style="normal" fo:font-weight="normal"/>
    </style:style>
    <style:style style:name="P10" style:family="paragraph" style:parent-style-name="Preformatted_20_Text">
      <style:paragraph-properties fo:margin-left="0in" fo:margin-right="0in" fo:margin-top="0in" fo:margin-bottom="0in" style:contextual-spacing="false" style:line-height-at-least="0.2189in" fo:text-indent="0in" style:auto-text-indent="false" fo:padding="0in" fo:border="none"/>
    </style:style>
    <style:style style:name="P11" style:family="paragraph" style:parent-style-name="Preformatted_20_Text">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cccccc" style:font-name="inherit" fo:font-size="9.75pt" fo:letter-spacing="normal" fo:font-style="normal" fo:font-weight="normal"/>
    </style:style>
    <style:style style:name="P12" style:family="paragraph" style:parent-style-name="Preformatted_20_Text">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333333" style:font-name="inherit" fo:font-size="9.75pt" fo:letter-spacing="normal" fo:font-style="normal" fo:font-weight="normal"/>
    </style:style>
    <style:style style:name="P13" style:family="paragraph" style:parent-style-name="Horizontal_20_Line">
      <style:paragraph-properties fo:margin-top="0.4165in" fo:margin-bottom="0.4165in" style:contextual-spacing="false" style:line-height-at-least="0.2189in" fo:padding="0in" fo:border="none"/>
    </style:style>
    <style:style style:name="P14" style:family="paragraph" style:parent-style-name="Heading_20_4">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333333" style:font-name="inherit" fo:font-size="11.25pt" fo:letter-spacing="normal" fo:font-style="normal" fo:font-weight="bold"/>
    </style:style>
    <style:style style:name="P15" style:family="paragraph" style:parent-style-name="Heading_20_4">
      <style:paragraph-properties fo:margin-left="0in" fo:margin-right="0in" fo:margin-top="0in" fo:margin-bottom="0in" style:contextual-spacing="false" style:line-height-at-least="0.3228in" fo:text-indent="0in" style:auto-text-indent="false" fo:padding="0in" fo:border="none"/>
    </style:style>
    <style:style style:name="P16" style:family="paragraph" style:parent-style-name="Standard">
      <style:paragraph-properties fo:margin-left="0in" fo:margin-right="0in" fo:margin-top="0in" fo:margin-bottom="0in" style:contextual-spacing="false" fo:text-indent="0in" style:auto-text-indent="false" fo:padding="0in" fo:border="none"/>
      <style:text-properties style:font-name="inherit"/>
    </style:style>
    <style:style style:name="P17" style:family="paragraph" style:parent-style-name="Standard">
      <style:paragraph-properties fo:margin-left="0in" fo:margin-right="0in" fo:margin-top="0in" fo:margin-bottom="0.0835in" style:contextual-spacing="false" style:line-height-at-least="0.2189in" fo:text-indent="0in" style:auto-text-indent="false" fo:padding="0in" fo:border="none"/>
      <style:text-properties fo:color="#999999" style:font-name="inherit" fo:font-size="7.5pt" fo:font-style="italic"/>
    </style:style>
    <style:style style:name="T1" style:family="text">
      <style:text-properties fo:font-variant="normal" fo:text-transform="none" fo:color="#333333" style:font-name="inherit" fo:font-size="11.25pt" fo:letter-spacing="normal" fo:font-style="normal" fo:font-weight="normal"/>
    </style:style>
    <style:style style:name="T2" style:family="text">
      <style:text-properties fo:font-variant="normal" fo:text-transform="none" fo:color="#333333" style:font-name="inherit" fo:font-size="11.25pt" fo:letter-spacing="normal" fo:font-style="normal" fo:font-weight="bold"/>
    </style:style>
    <style:style style:name="T3" style:family="text">
      <style:text-properties fo:font-variant="normal" fo:text-transform="none" fo:color="#333333" style:font-name="inherit" fo:font-size="9.75pt" fo:letter-spacing="normal" fo:font-style="normal" fo:font-weight="normal"/>
    </style:style>
    <style:style style:name="T4" style:family="text">
      <style:text-properties fo:font-variant="normal" fo:text-transform="none" fo:color="#333333" style:font-name="Monaco" fo:font-size="9.75pt" fo:letter-spacing="normal" fo:font-style="normal" fo:font-weight="normal"/>
    </style:style>
    <style:style style:name="T5" style:family="text">
      <style:text-properties fo:font-variant="normal" fo:text-transform="none" fo:color="#333333" style:text-line-through-style="none" style:font-name="helvetica" fo:font-size="9.75pt" fo:letter-spacing="normal" fo:font-style="normal" style:text-underline-style="none" fo:font-weight="bold" style:text-blinking="false"/>
    </style:style>
    <style:style style:name="T6" style:family="text">
      <style:text-properties fo:font-variant="normal" fo:text-transform="none" fo:color="#4183c4" style:text-line-through-style="none" style:font-name="inherit" fo:font-size="11.25pt" fo:letter-spacing="normal" fo:font-style="normal" style:text-underline-style="none" fo:font-weight="normal" style:text-blinking="false"/>
    </style:style>
    <style:style style:name="T7" style:family="text">
      <style:text-properties fo:font-variant="normal" fo:text-transform="none" fo:color="#f9fe64" style:font-name="inherit" fo:font-size="9.75pt" fo:letter-spacing="normal" fo:font-style="italic" fo:font-weight="normal"/>
    </style:style>
    <style:style style:name="T8" style:family="text">
      <style:text-properties fo:font-variant="normal" fo:text-transform="none" fo:color="#777777" style:text-line-through-style="none" style:font-name="inherit" fo:font-size="9pt" fo:letter-spacing="normal" fo:font-style="normal" style:text-underline-style="none" fo:font-weight="bold"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0.06pt solid #dddddd"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5f5f5"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not-footer">
        <text:section text:style-name="Sect1" text:name="content-wrapper">
          <text:p text:style-name="P17">Article last updated on 05-Aug-13</text:p>
          <text:h text:style-name="P9" text:outline-level="2">Fork A Repo</text:h>
          <text:p text:style-name="P2">If you've found yourself on this page, we're assuming you're brand new to Git and GitHub. This guide will walk you through the basics and explain a little bit about how everything works along the way.</text:p>
          <text:h text:style-name="P8" text:outline-level="3">Contributing to a project</text:h>
          <text:p text:style-name="P5"><text:span text:style-name="T1">At some point you may find yourself wanting to contribute to someone else's project, or would like to use someone's project as the starting point for your own. This is known as "forking". For this tutorial, we'll be using the </text:span><text:a xlink:type="simple" xlink:href="https://github.com/octocat/Spoon-Knife"><text:span text:style-name="T6">Spoon-Knife</text:span></text:a><text:span text:style-name="T1"> project.</text:span></text:p>
          <text:h text:style-name="P14" text:outline-level="4">Step 1: Fork the "Spoon-Knife" repository</text:h>
          <text:p text:style-name="P3">To fork this project, click the "Fork" button.</text:p>
          <text:p text:style-name="P4"><draw:frame draw:style-name="fr1" draw:name="graphics1" text:anchor-type="as-char" svg:width="0.7862in" svg:height="0.3929in" draw:z-index="0"><draw:image xlink:href="https://github-images.s3.amazonaws.com/help/Bootcamp-Fork.png" xlink:type="simple" xlink:show="embed" xlink:actuate="onLoad"/><svg:title>Click "Fork"</svg:title></draw:frame></text:p>
          <text:h text:style-name="P14" text:outline-level="4">Step 2: Clone your fork</text:h>
          <text:p text:style-name="P3">You've successfully forked the Spoon-Knife repository, but so far it only exists on GitHub. To be able to work on the project, you will need to clone it to your local machine.</text:p>
          <text:p text:style-name="P3">Run the following code:</text:p>
          <text:p text:style-name="P10"><text:span text:style-name="T3">git clone https://github.com/</text:span><text:span text:style-name="Emphasis"><text:span text:style-name="T7">username</text:span></text:span><text:span text:style-name="T3">/Spoon-Knife.git</text:span></text:p>
          <text:p text:style-name="P11"># Clones your fork of the repository into the current directory in terminal</text:p>
          <text:h text:style-name="P14" text:outline-level="4">Step 3: Configure remotes</text:h>
          <text:p text:style-name="P6"><text:span text:style-name="T1">When a repository is cloned, it has a default remote called </text:span><text:span text:style-name="Source_20_Text"><text:span text:style-name="T4">origin</text:span></text:span><text:span text:style-name="T1"> that points to your fork on GitHub, not the original repository it was forked from. To keep track of the original repository, you need to add another remote named </text:span><text:span text:style-name="Source_20_Text"><text:span text:style-name="T4">upstream</text:span></text:span><text:span text:style-name="T1">:</text:span></text:p>
          <text:h text:style-name="P15" text:outline-level="4"><text:a xlink:type="simple" xlink:href="https://help.github.com/articles/fork-a-repo#"><text:span text:style-name="T8">More about remotes</text:span></text:a></text:h>
          <text:p text:style-name="P12">cd Spoon-Knife</text:p>
          <text:p text:style-name="P11"># Changes the active directory in the prompt to the newly cloned "Spoon-Knife" directory</text:p>
          <text:p text:style-name="P12">git remote add upstream https://github.com/octocat/Spoon-Knife.git</text:p>
          <text:p text:style-name="P11"># Assigns the original repository to a remote called "upstream"</text:p>
          <text:p text:style-name="P12">git fetch upstream</text:p>
          <text:p text:style-name="P11"># Pulls in changes not present in your local repository, without modifying your files</text:p>
          <text:h text:style-name="P8" text:outline-level="3">More Things You Can Do</text:h>
          <text:p text:style-name="P3">You've successfully forked a repository, but get a load of these other cool things you can do:</text:p>
          <text:h text:style-name="P14" text:outline-level="4"><text:soft-page-break/>Push commits</text:h>
          <text:p text:style-name="P3">Once you've made some commits to a forked repository and want to push it to your forked project, you do it the same way you would with a regular repository:</text:p>
          <text:h text:style-name="P15" text:outline-level="4"><text:a xlink:type="simple" xlink:href="https://help.github.com/articles/fork-a-repo#"><text:span text:style-name="T8">More about commits</text:span></text:a></text:h>
          <text:p text:style-name="P12">git push origin master</text:p>
          <text:p text:style-name="P11"># Pushes commits to your remote repository stored on GitHub</text:p>
          <text:h text:style-name="P14" text:outline-level="4"><text:bookmark text:name="pull-in-upstream-changes"/>Pull in upstream changes</text:h>
          <text:p text:style-name="P3">If the original repository you forked your project from gets updated, you can add those updates to your fork by running the following code:</text:p>
          <text:p text:style-name="P12">git fetch upstream</text:p>
          <text:p text:style-name="P11"># Fetches any new changes from the original repository</text:p>
          <text:p text:style-name="P12">git merge upstream/master</text:p>
          <text:p text:style-name="P11"># Merges any changes fetched into your working files</text:p>
          <text:h text:style-name="P15" text:outline-level="4"><text:a xlink:type="simple" xlink:href="https://help.github.com/articles/fork-a-repo#"><text:span text:style-name="T8">What is the difference between fetch and pull?</text:span></text:a></text:h>
          <text:h text:style-name="P14" text:outline-level="4">Create branches</text:h>
          <text:p text:style-name="P3">Branching allows you to build new features or test out ideas without putting your main project at risk. In git, branch is a sort of bookmark that references the last commit made in the branch. This makes branches very small and easy to work with.</text:p>
          <text:h text:style-name="P15" text:outline-level="4"><text:a xlink:type="simple" xlink:href="https://help.github.com/articles/fork-a-repo#"><text:span text:style-name="T8">How do I use branches?</text:span></text:a></text:h>
          <text:h text:style-name="P14" text:outline-level="4">Pull requests</text:h>
          <text:p text:style-name="P5"><text:span text:style-name="T1">If you are hoping to contribute back to the original fork, you can send the original author a </text:span><text:a xlink:type="simple" xlink:href="https://help.github.com/articles/using-pull-requests"><text:span text:style-name="T6">pull request</text:span></text:a><text:span text:style-name="T1">.</text:span></text:p>
          <text:h text:style-name="P14" text:outline-level="4">Unwatch the main repository</text:h>
          <text:p text:style-name="P5"><text:span text:style-name="T1">When you fork a particularly popular repository, you may find yourself with a lot of unwanted updates about it. To unsubscribe from updates to the main repository, click the "Unwatch" button on the </text:span><text:span text:style-name="Strong_20_Emphasis"><text:span text:style-name="T2">main repository</text:span></text:span><text:span text:style-name="T1"> and select "Not Watching".</text:span></text:p>
          <text:p text:style-name="P4"><draw:frame draw:style-name="fr1" draw:name="graphics2" text:anchor-type="as-char" svg:width="0.7862in" svg:height="0.3929in" draw:z-index="1"><draw:image xlink:href="https://github-images.s3.amazonaws.com/help/Bootcamp-Not-Watching.png" xlink:type="simple" xlink:show="embed" xlink:actuate="onLoad"/><svg:title>Click "Unwatch"</svg:title></draw:frame></text:p>
          <text:h text:style-name="P14" text:outline-level="4">Delete your fork</text:h>
          <text:p text:style-name="P5"><text:span text:style-name="T1">At some point you may decide that you want to delete your fork. To delete a fork, just follow the same steps as you would to </text:span><text:a xlink:type="simple" xlink:href="https://help.github.com/articles/deleting-a-repository"><text:span text:style-name="T6">delete a regular repository</text:span></text:a><text:span text:style-name="T1">.</text:span></text:p>
          <text:h text:style-name="P8" text:outline-level="3">Celebrate</text:h>
          <text:p text:style-name="P3">You have now forked a repository. What do you want to do next?</text:p>
          <text:list xml:id="list272375722684004305" text:style-name="L1">
            <text:list-item>
              <text:p text:style-name="P1"><text:a xlink:type="simple" xlink:href="https://help.github.com/articles/set-up-git"><text:span text:style-name="T6">Set Up Git</text:span></text:a></text:p>
            </text:list-item>
            <text:list-item>
              <text:p text:style-name="P1"><text:a xlink:type="simple" xlink:href="https://help.github.com/articles/create-a-repo"><text:span text:style-name="T6">Create A Repository</text:span></text:a></text:p>
            </text:list-item>
            <text:list-item>
              <text:p text:style-name="P1"><text:span text:style-name="Strong_20_Emphasis"><text:span text:style-name="T2">Fork A Repository</text:span></text:span></text:p>
            </text:list-item>
            <text:list-item>
              <text:p text:style-name="P1"><text:soft-page-break/><text:a xlink:type="simple" xlink:href="https://help.github.com/articles/be-social"><text:span text:style-name="T6">Be Social</text:span></text:a></text:p>
            </text:list-item>
          </text:list>
          <text:p text:style-name="P13"/>
          <text:list xml:id="list528128123987174043" text:style-name="L2">
            <text:list-item>
              <text:p text:style-name="P7"><text:a xlink:type="simple" xlink:href="https://help.github.com/contact?article_slug=fork-a-repo"><text:span text:style-name="T5">contact a human</text:span></text:a></text:p>
            </text:list-item>
          </text:list>
        </text:section>
      </text:section>
      <text:section text:style-name="Sect2" text:name="footer">
        <text:p text:style-name="P16"/>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onaco" svg:font-family="Monaco, 'DejaVu Sans Mono', 'Courier New', monospace"/>
    <style:font-face style:name="OpenSymbol" svg:font-family="OpenSymbol"/>
    <style:font-face style:name="Tahoma1" svg:font-family="Tahoma"/>
    <style:font-face style:name="helvetica" svg:font-family="helvetica, arial, freesans, clean, sans-serif"/>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egoe UI"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egoe UI"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egoe UI"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0.0.3$Windows_x86 LibreOffice_project/7545bee9c2a0782548772a21bc84a9dcc583b89</meta:generator>
    <dc:date>2013-08-28T16:26:51.07</dc:date>
    <meta:document-statistic meta:table-count="0" meta:image-count="2" meta:object-count="0" meta:page-count="3" meta:paragraph-count="53" meta:word-count="572" meta:character-count="3293" meta:non-whitespace-character-count="2777"/>
    <meta:user-defined meta:name="Info 1"/>
    <meta:user-defined meta:name="Info 2"/>
    <meta:user-defined meta:name="Info 3"/>
    <meta:user-defined meta:name="Info 4"/>
  </office:meta>
</office:document-meta>
</file>